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6B3B4D4092.png" manifest:media-type="image/png"/>
  <manifest:file-entry manifest:full-path="Pictures/10000200000000F8000000F839320F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40pt" style:font-size-asian="40pt" style:font-size-complex="40pt"/>
    </style:style>
    <style:style style:name="P2" style:family="paragraph" style:parent-style-name="Standard">
      <style:text-properties style:font-name="FreeSans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ikka2" text:anchor-type="paragraph" svg:x="0cm" svg:y="-0.099cm" svg:width="13.642cm" svg:height="12.226cm" draw:z-index="0"><draw:image xlink:href="Pictures/10000000000003150000026B3B4D4092.png" xlink:type="simple" xlink:show="embed" xlink:actuate="onLoad"/></draw:frame></text:p>
      <text:p text:style-name="P2"><draw:frame draw:style-name="fr1" draw:name="grafiikka1" text:anchor-type="paragraph" svg:x="0cm" svg:y="12.187cm" svg:width="13.649cm" svg:height="12.233cm" draw:z-index="1"><draw:image xlink:href="Pictures/10000000000003150000026B3B4D4092.png" xlink:type="simple" xlink:show="embed" xlink:actuate="onLoad"/></draw:frame><draw:frame draw:style-name="fr2" draw:name="grafiikka4" text:anchor-type="paragraph" svg:x="13.647cm" svg:y="14.411cm" svg:width="3.39cm" svg:height="3.39cm" draw:z-index="3"><draw:image xlink:href="Pictures/10000200000000F8000000F839320FE4.png" xlink:type="simple" xlink:show="embed" xlink:actuate="onLoad"/></draw:frame><draw:frame draw:style-name="fr2" draw:name="grafiikka3" text:anchor-type="paragraph" svg:x="13.64cm" svg:y="0.513cm" svg:width="3.39cm" svg:height="3.39cm" draw:z-index="2"><draw:image xlink:href="Pictures/10000200000000F8000000F839320F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Kekäläinen</meta:initial-creator>
    <meta:creation-date>2010-04-14T14:47:09</meta:creation-date>
    <dc:date>2012-08-21T23:47:12</dc:date>
    <meta:editing-duration>PT26M41S</meta:editing-duration>
    <meta:editing-cycles>8</meta:editing-cycles>
    <meta:generator>LibreOffice/3.5$Linux_X86_64 LibreOffice_project/350m1$Build-2</meta:generator>
    <meta:print-date>2010-09-09T16:45:30</meta:print-date>
    <dc:creator>Otto Kekäläinen</dc:creator>
    <meta:document-statistic meta:table-count="0" meta:image-count="4" meta:object-count="0" meta:page-count="1" meta:paragraph-count="0" meta:word-count="0" meta:character-count="0" meta:non-whitespace-character-count="0"/>
  </office:meta>
</office:document-meta>
</file>